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style:font-face style:name="times new roman" svg:font-family="'times new roman',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 fo:font-size="7.19999980926514pt" fo:letter-spacing="normal" fo:font-style="normal" fo:font-weight="normal" loext:padding="0.049cm" loext:border="0.06pt solid #888888"/>
    </style:style>
    <style:style style:name="P2" style:family="paragraph" style:parent-style-name="Preformatted_20_Text">
      <loext:graphic-properties draw:fill="solid" draw:fill-color="#efefef" draw:opacity="100%"/>
      <style:paragraph-properties fo:margin-top="0cm" fo:margin-bottom="0cm" style:contextual-spacing="false" fo:orphans="2" fo:widows="2" fo:background-color="#efefef"/>
      <style:text-properties fo:font-variant="normal" fo:text-transform="none" fo:color="#880000" loext:opacity="100%" style:font-name="Consolas" fo:font-size="7.19999980926514pt" fo:letter-spacing="normal" fo:font-style="normal" fo:font-weight="normal" loext:padding="0.049cm" loext:border="0.06pt solid #888888"/>
    </style:style>
    <style:style style:name="P3"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12.6000003814697pt" fo:letter-spacing="normal" fo:font-style="normal" fo:font-weight="normal" loext:padding="0cm" loext:border="none"/>
    </style:style>
    <style:style style:name="P4"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Standard">
      <style:paragraph-properties fo:margin-top="0cm" fo:margin-bottom="0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Standard">
      <style:paragraph-properties fo:margin-top="0cm" fo:margin-bottom="0.499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text-transform="lowercase" fo:color="#222222" loext:opacity="100%" style:font-name="Consolas1" fo:letter-spacing="normal" fo:font-style="normal" fo:font-weight="bold" loext:padding-left="0cm" loext:padding-right="0cm" loext:padding-top="0cm" loext:padding-bottom="0.049cm" loext:border-left="none" loext:border-right="none" loext:border-top="none" loext:border-bottom="0.06pt solid #888888"/>
    </style:style>
    <style:style style:name="P11" style:family="paragraph" style:parent-style-name="Text_20_body">
      <style:paragraph-properties fo:margin-left="0.021cm" fo:margin-right="0.021cm" fo:margin-top="0.021cm" fo:margin-bottom="0.021cm" style:contextual-spacing="false" fo:line-height="110%" fo:orphans="2" fo:widows="2" fo:text-indent="0cm" style:auto-text-indent="false"/>
      <style:text-properties fo:color="#888888" loext:opacity="100%" loext:padding="0.064cm" loext:border="0.06pt solid #b9b9b9"/>
    </style:style>
    <style:style style:name="T1" style:family="text">
      <style:text-properties style:font-name="times new roman" fo:font-size="10.1999998092651pt"/>
    </style:style>
    <style:style style:name="T2" style:family="text">
      <style:text-properties style:font-name="times new roman" fo:font-size="10.1999998092651pt" fo:font-style="italic"/>
    </style:style>
    <style:style style:name="T3" style:family="text">
      <style:text-properties style:font-name="times new roman" fo:font-size="7.80000019073486pt"/>
    </style:style>
    <style:style style:name="T4" style:family="text">
      <style:text-properties style:font-name="times new roman" fo:font-size="7.80000019073486pt" fo:font-style="italic"/>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liday Of Equality</text:p>
      <text:p text:style-name="P4">time limit per test</text:p>
      <text:p text:style-name="P5">1 second</text:p>
      <text:p text:style-name="P4">memory limit per test</text:p>
      <text:p text:style-name="P5">256 megabytes</text:p>
      <text:p text:style-name="P4">input</text:p>
      <text:p text:style-name="P5">standard input</text:p>
      <text:p text:style-name="P4">output</text:p>
      <text:p text:style-name="P6">standard output</text:p>
      <text:p text:style-name="P7">In Berland it is the holiday of equality. In honor of the holiday the king decided to equalize the welfare of all citizens in Berland by the expense of the state treasury.</text:p>
      <text:p text:style-name="P7">Totally in Berland there are <text:span text:style-name="T2">n</text:span> citizens, the welfare of each of them is estimated as the integer in <text:span text:style-name="T2">a</text:span><text:span text:style-name="T4">i</text:span> burles (burle is the currency in Berland).</text:p>
      <text:p text:style-name="P7">You are the royal treasurer, which needs to count the minimum charges of the kingdom on the king's present. The king can only give money, he hasn't a power to take away them.</text:p>
      <text:p text:style-name="P9">Input</text:p>
      <text:p text:style-name="P7">The first line contains the integer <text:span text:style-name="T2">n</text:span> (<text:span text:style-name="T1">1 ≤ </text:span><text:span text:style-name="T2">n</text:span><text:span text:style-name="T1"> ≤ 100</text:span>) — the number of citizens in the kingdom.</text:p>
      <text:p text:style-name="P7">The second line contains <text:span text:style-name="T2">n</text:span> integers <text:span text:style-name="T2">a</text:span><text:span text:style-name="T3">1</text:span><text:span text:style-name="T1">, </text:span><text:span text:style-name="T2">a</text:span><text:span text:style-name="T3">2</text:span><text:span text:style-name="T1">, ..., </text:span><text:span text:style-name="T2">a</text:span><text:span text:style-name="T4">n</text:span>, where <text:span text:style-name="T2">a</text:span><text:span text:style-name="T4">i</text:span> (<text:span text:style-name="T1">0 ≤ </text:span><text:span text:style-name="T2">a</text:span><text:span text:style-name="T4">i</text:span><text:span text:style-name="T1"> ≤ 10</text:span><text:span text:style-name="T3">6</text:span>) — the welfare of the <text:span text:style-name="T2">i</text:span>-th citizen.</text:p>
      <text:p text:style-name="P9">Output</text:p>
      <text:p text:style-name="P7">In the only line print the integer <text:span text:style-name="T2">S</text:span> — the minimum number of burles which are had to spend.</text:p>
      <text:p text:style-name="P8">Examples</text:p>
      <text:p text:style-name="P10">input</text:p>
      <text:section text:style-name="Sect1" text:name="id005035639430053824">
        <text:p text:style-name="P11">Copy</text:p>
      </text:section>
      <text:p text:style-name="P1"><text:bookmark text:name="id0022871565582887143"/>5</text:p>
      <text:p text:style-name="P2">0 1 2 3 4</text:p>
      <text:p text:style-name="P10">output</text:p>
      <text:section text:style-name="Sect1" text:name="id009683578645559165">
        <text:p text:style-name="P11">Copy</text:p>
      </text:section>
      <text:p text:style-name="P1"><text:bookmark text:name="id009395168176287958"/>10</text:p>
      <text:p text:style-name="P10">input</text:p>
      <text:section text:style-name="Sect1" text:name="id0016191353691685806">
        <text:p text:style-name="P11">Copy</text:p>
      </text:section>
      <text:p text:style-name="P1"><text:bookmark text:name="id00931615699599659"/>5</text:p>
      <text:p text:style-name="P2">1 1 0 1 1</text:p>
      <text:p text:style-name="P10">output</text:p>
      <text:section text:style-name="Sect1" text:name="id003588483541349967">
        <text:p text:style-name="P11">Copy</text:p>
      </text:section>
      <text:p text:style-name="P1"><text:bookmark text:name="id0036797661764764933"/>1</text:p>
      <text:p text:style-name="P10">input</text:p>
      <text:section text:style-name="Sect1" text:name="id0008994898730505585">
        <text:p text:style-name="P11">Copy</text:p>
      </text:section>
      <text:p text:style-name="P1"><text:bookmark text:name="id005302694450682888"/>3</text:p>
      <text:p text:style-name="P2">1 3 1</text:p>
      <text:p text:style-name="P10">output</text:p>
      <text:section text:style-name="Sect1" text:name="id005942307030315945">
        <text:p text:style-name="P11">Copy</text:p>
      </text:section>
      <text:p text:style-name="P1"><text:bookmark text:name="id008867073591214887"/>4</text:p>
      <text:p text:style-name="P10">input</text:p>
      <text:section text:style-name="Sect1" text:name="id0004152844446876691">
        <text:p text:style-name="P11">Copy</text:p>
      </text:section>
      <text:p text:style-name="P1"><text:bookmark text:name="id0027273705564383777"/>1</text:p>
      <text:p text:style-name="P2">12</text:p>
      <text:p text:style-name="P10">output</text:p>
      <text:section text:style-name="Sect1" text:name="id00002032968856432227">
        <text:p text:style-name="P11">Copy</text:p>
      </text:section>
      <text:p text:style-name="P1"><text:bookmark text:name="id008018267761056095"/>0</text:p>
      <text:p text:style-name="P9">Note</text:p>
      <text:p text:style-name="P7"><text:soft-page-break/>In the first example if we add to the first citizen <text:span text:style-name="T1">4</text:span> burles, to the second <text:span text:style-name="T1">3</text:span>, to the third <text:span text:style-name="T1">2</text:span> and to the fourth <text:span text:style-name="T1">1</text:span>, then the welfare of all citizens will equal <text:span text:style-name="T1">4</text:span>.</text:p>
      <text:p text:style-name="P7">In the second example it is enough to give one burle to the third citizen.</text:p>
      <text:p text:style-name="P7">In the third example it is necessary to give two burles to the first and the third citizens to make the welfare of citizens equal <text:span text:style-name="T1">3</text:span>.</text:p>
      <text:p text:style-name="P7">In the fourth example it is possible to give nothing to everyone because all citizens have <text:span text:style-name="T1">12</text:span> burle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style:font-face style:name="times new roman" svg:font-family="'times new roma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25T17:32:51.564000000</dc:date>
    <meta:editing-duration>PT12S</meta:editing-duration>
    <meta:editing-cycles>1</meta:editing-cycles>
    <meta:document-statistic meta:table-count="0" meta:image-count="0" meta:object-count="0" meta:page-count="2" meta:paragraph-count="51" meta:word-count="309" meta:character-count="1505" meta:non-whitespace-character-count="1244"/>
    <meta:generator>LibreOffice/7.2.2.2$Windows_X86_64 LibreOffice_project/02b2acce88a210515b4a5bb2e46cbfb63fe97d56</meta:generator>
  </office:meta>
</office:document-meta>
</file>